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8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41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Comic Sans MS'" style:font-family-generic="script" style:font-pitch="variable" fo:font-size="10pt" style:font-size-asian="10pt" style:font-size-complex="10pt"/>
    </style:style>
    <style:style style:name="T1" style:family="text">
      <style:text-properties fo:font-family="'Comic Sans MS'" style:font-family-generic="script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glue-point draw:id="4" svg:x="5cm" svg:y="2.275cm"/>
          <draw:glue-point draw:id="5" svg:x="4.32cm" svg:y="3.2cm"/>
          <draw:rect draw:style-name="gr1" draw:text-style-name="P1" draw:layer="layout" svg:width="3.81cm" svg:height="2.858cm" svg:x="1.317cm" svg:y="4.174cm">
            <text:p/>
          </draw:rect>
          <draw:frame draw:style-name="gr2" draw:text-style-name="P2" draw:layer="layout" svg:width="3.495cm" svg:height="0.742cm" svg:x="1.317cm" svg:y="3.539cm">
            <draw:text-box>
              <text:p><text:span text:style-name="T1">PfkBackupDbInfo </text:span></text:p>
            </draw:text-box>
          </draw:frame>
          <draw:frame draw:style-name="gr2" draw:text-style-name="P2" draw:layer="layout" svg:width="3.008cm" svg:height="0.742cm" svg:x="1.317cm" svg:y="4.174cm">
            <draw:text-box>
              <text:p><text:span text:style-name="T1">string info_key</text:span></text:p>
            </draw:text-box>
          </draw:frame>
          <draw:frame draw:style-name="gr2" draw:text-style-name="P2" draw:layer="layout" svg:width="3.796cm" svg:height="0.742cm" svg:x="1.317cm" svg:y="4.702cm">
            <draw:text-box>
              <text:p><text:span text:style-name="T1">uint32 tool_version </text:span></text:p>
            </draw:text-box>
          </draw:frame>
          <draw:line draw:style-name="gr1" draw:text-style-name="P1" draw:layer="layout" svg:x1="1.317cm" svg:y1="4.809cm" svg:x2="5.127cm" svg:y2="4.809cm">
            <text:p/>
          </draw:line>
          <draw:frame draw:style-name="gr2" draw:text-style-name="P2" draw:layer="layout" svg:width="3.33cm" svg:height="0.742cm" svg:x="1.317cm" svg:y="5.127cm">
            <draw:text-box>
              <text:p><text:span text:style-name="T1">uint32 backups[] </text:span></text:p>
            </draw:text-box>
          </draw:frame>
          <draw:line draw:style-name="gr1" draw:text-style-name="P1" draw:layer="layout" svg:x1="2.269cm" svg:y1="6.079cm" svg:x2="4.809cm" svg:y2="6.079cm">
            <text:p/>
          </draw:line>
          <draw:line draw:style-name="gr1" draw:text-style-name="P1" draw:layer="layout" svg:x1="2.269cm" svg:y1="6.397cm" svg:x2="4.809cm" svg:y2="6.397cm">
            <text:p/>
          </draw:line>
          <draw:line draw:style-name="gr1" draw:text-style-name="P1" draw:layer="layout" svg:x1="2.269cm" svg:y1="6.714cm" svg:x2="4.809cm" svg:y2="6.714cm">
            <text:p/>
          </draw:line>
        </draw:g>
        <draw:g draw:id="id2">
          <draw:glue-point draw:id="4" svg:x="4.707cm" svg:y="-3.125cm"/>
          <draw:glue-point draw:id="5" svg:x="2.666cm" svg:y="0.559cm"/>
          <draw:glue-point draw:id="6" svg:x="3.536cm" svg:y="3.787cm"/>
          <draw:rect draw:style-name="gr1" draw:text-style-name="P1" draw:layer="layout" svg:width="4.127cm" svg:height="4.345cm" svg:x="1.342cm" svg:y="8.085cm">
            <text:p/>
          </draw:rect>
          <draw:frame draw:style-name="gr3" draw:text-style-name="P2" draw:layer="layout" svg:width="3.139cm" svg:height="0.742cm" svg:x="1.351cm" svg:y="7.35cm">
            <draw:text-box>
              <text:p><text:span text:style-name="T1">PfkBackupInfo <text:s/></text:span></text:p>
            </draw:text-box>
          </draw:frame>
          <draw:frame draw:style-name="gr4" draw:text-style-name="P2" draw:layer="layout" svg:width="4.219cm" svg:height="0.742cm" svg:x="1.351cm" svg:y="7.985cm">
            <draw:text-box>
              <text:p><text:span text:style-name="T1">uint32 backup_number</text:span></text:p>
            </draw:text-box>
          </draw:frame>
          <draw:frame draw:style-name="gr5" draw:text-style-name="P2" draw:layer="layout" svg:width="3.203cm" svg:height="0.742cm" svg:x="1.351cm" svg:y="8.513cm">
            <draw:text-box>
              <text:p><text:span text:style-name="T1">string root_dir <text:s/></text:span></text:p>
            </draw:text-box>
          </draw:frame>
          <draw:line draw:style-name="gr1" draw:text-style-name="P1" draw:layer="layout" svg:x1="1.351cm" svg:y1="8.62cm" svg:x2="5.478cm" svg:y2="8.62cm">
            <text:p/>
          </draw:line>
          <draw:frame draw:style-name="gr6" draw:text-style-name="P2" draw:layer="layout" svg:width="2.403cm" svg:height="0.742cm" svg:x="1.351cm" svg:y="8.938cm">
            <draw:text-box>
              <text:p><text:span text:style-name="T1">string name</text:span></text:p>
            </draw:text-box>
          </draw:frame>
          <draw:line draw:style-name="gr1" draw:text-style-name="P1" draw:layer="layout" svg:x1="2.303cm" svg:y1="11.495cm" svg:x2="4.843cm" svg:y2="11.495cm">
            <text:p/>
          </draw:line>
          <draw:line draw:style-name="gr1" draw:text-style-name="P1" draw:layer="layout" svg:x1="2.303cm" svg:y1="11.813cm" svg:x2="4.843cm" svg:y2="11.813cm">
            <text:p/>
          </draw:line>
          <draw:line draw:style-name="gr1" draw:text-style-name="P1" draw:layer="layout" svg:x1="2.303cm" svg:y1="12.13cm" svg:x2="4.843cm" svg:y2="12.13cm">
            <text:p/>
          </draw:line>
          <draw:frame draw:style-name="gr7" draw:text-style-name="P2" draw:layer="layout" svg:width="3.029cm" svg:height="0.742cm" svg:x="1.342cm" svg:y="9.355cm">
            <draw:text-box>
              <text:p><text:span text:style-name="T1">string comment</text:span></text:p>
            </draw:text-box>
          </draw:frame>
          <draw:frame draw:style-name="gr8" draw:text-style-name="P2" draw:layer="layout" svg:width="3.347cm" svg:height="0.742cm" svg:x="1.351cm" svg:y="9.79cm">
            <draw:text-box>
              <text:p><text:span text:style-name="T1">uint32 file_count</text:span></text:p>
            </draw:text-box>
          </draw:frame>
          <draw:frame draw:style-name="gr9" draw:text-style-name="P2" draw:layer="layout" svg:width="4.151cm" svg:height="0.742cm" svg:x="1.351cm" svg:y="10.218cm">
            <draw:text-box>
              <text:p><text:span text:style-name="T1">uint32 next_gen_num </text:span></text:p>
            </draw:text-box>
          </draw:frame>
          <draw:frame draw:style-name="gr10" draw:text-style-name="P2" draw:layer="layout" svg:width="3.935cm" svg:height="0.742cm" svg:x="1.317cm" svg:y="10.643cm">
            <draw:text-box>
              <text:p><text:span text:style-name="T1">uint32 generations[] </text:span></text:p>
            </draw:text-box>
          </draw:frame>
        </draw:g>
        <draw:g draw:id="id3">
          <draw:glue-point draw:id="4" svg:x="5.001cm" svg:y="-1.996cm"/>
          <draw:glue-point draw:id="5" svg:x="5.001cm" svg:y="-0.998cm"/>
          <draw:glue-point draw:id="6" svg:x="4.25cm" svg:y="0.003cm"/>
          <draw:glue-point draw:id="7" svg:x="3.482cm" svg:y="-0.352cm"/>
          <draw:rect draw:style-name="gr1" draw:text-style-name="P1" draw:layer="layout" svg:width="4.127cm" svg:height="2.423cm" svg:x="1.311cm" svg:y="13.499cm">
            <text:p/>
          </draw:rect>
          <draw:frame draw:style-name="gr2" draw:text-style-name="P2" draw:layer="layout" svg:width="3.842cm" svg:height="0.742cm" svg:x="1.218cm" svg:y="12.747cm">
            <draw:text-box>
              <text:p><text:span text:style-name="T1">PfkBackupFileInfo <text:s text:c="2"/></text:span></text:p>
            </draw:text-box>
          </draw:frame>
          <draw:frame draw:style-name="gr2" draw:text-style-name="P2" draw:layer="layout" svg:width="4.219cm" svg:height="0.742cm" svg:x="1.218cm" svg:y="13.382cm">
            <draw:text-box>
              <text:p><text:span text:style-name="T1">uint32 backup_number</text:span></text:p>
            </draw:text-box>
          </draw:frame>
          <draw:frame draw:style-name="gr2" draw:text-style-name="P2" draw:layer="layout" svg:width="3.203cm" svg:height="0.742cm" svg:x="1.21cm" svg:y="14.298cm">
            <draw:text-box>
              <text:p><text:span text:style-name="T1">string file_path </text:span></text:p>
            </draw:text-box>
          </draw:frame>
          <draw:line draw:style-name="gr1" draw:text-style-name="P1" draw:layer="layout" svg:x1="1.318cm" svg:y1="14.417cm" svg:x2="5.445cm" svg:y2="14.417cm">
            <text:p/>
          </draw:line>
          <draw:frame draw:style-name="gr2" draw:text-style-name="P2" draw:layer="layout" svg:width="2.415cm" svg:height="0.742cm" svg:x="1.218cm" svg:y="14.735cm">
            <draw:text-box>
              <text:p><text:span text:style-name="T1">uint64 size </text:span></text:p>
            </draw:text-box>
          </draw:frame>
          <draw:frame draw:style-name="gr2" draw:text-style-name="P2" draw:layer="layout" svg:width="2.767cm" svg:height="0.742cm" svg:x="1.218cm" svg:y="15.163cm">
            <draw:text-box>
              <text:p><text:span text:style-name="T1">uint32 mtime </text:span></text:p>
            </draw:text-box>
          </draw:frame>
          <draw:frame draw:style-name="gr2" draw:text-style-name="P2" draw:layer="layout" svg:width="3.656cm" svg:height="0.742cm" svg:x="1.228cm" svg:y="13.81cm">
            <draw:text-box>
              <text:p><text:span text:style-name="T1">uint32 file_number</text:span></text:p>
            </draw:text-box>
          </draw:frame>
        </draw:g>
        <draw:g draw:id="id4">
          <draw:glue-point draw:id="4" svg:x="-4.998cm" svg:y="-2.498cm"/>
          <draw:glue-point draw:id="5" svg:x="-4.998cm" svg:y="-1.666cm"/>
          <draw:glue-point draw:id="6" svg:x="-4.998cm" svg:y="0cm"/>
          <draw:glue-point draw:id="7" svg:x="-4.459cm" svg:y="-1.128cm"/>
          <draw:glue-point draw:id="8" svg:x="-4.516cm" svg:y="-2.38cm"/>
          <draw:glue-point draw:id="9" svg:x="-4.543cm" svg:y="-0.123cm"/>
          <draw:glue-point draw:id="10" svg:x="-3.905cm" svg:y="2.377cm"/>
          <draw:glue-point draw:id="11" svg:x="-3.932cm" svg:y="3.661cm"/>
          <draw:rect draw:style-name="gr1" draw:text-style-name="P1" draw:layer="layout" svg:width="4.763cm" svg:height="3.175cm" svg:x="9.202cm" svg:y="5.114cm">
            <text:p/>
          </draw:rect>
          <draw:frame draw:style-name="gr2" draw:text-style-name="P2" draw:layer="layout" svg:width="4.473cm" svg:height="0.742cm" svg:x="9.21cm" svg:y="4.479cm">
            <draw:text-box>
              <text:p><text:span text:style-name="T1">PfkBackupFilePieceInfo </text:span></text:p>
            </draw:text-box>
          </draw:frame>
          <draw:frame draw:style-name="gr2" draw:text-style-name="P2" draw:layer="layout" svg:width="4.219cm" svg:height="0.742cm" svg:x="9.21cm" svg:y="5.114cm">
            <draw:text-box>
              <text:p><text:span text:style-name="T1">uint32 backup_number</text:span></text:p>
            </draw:text-box>
          </draw:frame>
          <draw:frame draw:style-name="gr2" draw:text-style-name="P2" draw:layer="layout" svg:width="3.939cm" svg:height="0.742cm" svg:x="9.202cm" svg:y="5.93cm">
            <draw:text-box>
              <text:p><text:span text:style-name="T1">uint32 piece_number</text:span></text:p>
            </draw:text-box>
          </draw:frame>
          <draw:frame draw:style-name="gr2" draw:text-style-name="P2" draw:layer="layout" svg:width="4.579cm" svg:height="0.742cm" svg:x="9.21cm" svg:y="6.467cm">
            <draw:text-box>
              <text:p><text:span text:style-name="T1">array PfkBackupVersions</text:span></text:p>
            </draw:text-box>
          </draw:frame>
          <draw:frame draw:style-name="gr2" draw:text-style-name="P2" draw:layer="layout" svg:width="3.757cm" svg:height="0.742cm" svg:x="9.61cm" svg:y="6.895cm">
            <draw:text-box>
              <text:p><text:span text:style-name="T1">uint32 gen_number </text:span></text:p>
            </draw:text-box>
          </draw:frame>
          <draw:frame draw:style-name="gr2" draw:text-style-name="P2" draw:layer="layout" svg:width="3.656cm" svg:height="0.742cm" svg:x="9.22cm" svg:y="5.542cm">
            <draw:text-box>
              <text:p><text:span text:style-name="T1">uint32 file_number</text:span></text:p>
            </draw:text-box>
          </draw:frame>
          <draw:frame draw:style-name="gr2" draw:text-style-name="P2" draw:layer="layout" svg:width="3.715cm" svg:height="0.742cm" svg:x="9.611cm" svg:y="7.395cm">
            <draw:text-box>
              <text:p><text:span text:style-name="T1">uchar md5hash[16] </text:span></text:p>
            </draw:text-box>
          </draw:frame>
          <draw:line draw:style-name="gr1" draw:text-style-name="P1" draw:layer="layout" svg:x1="9.202cm" svg:y1="6.584cm" svg:x2="13.965cm" svg:y2="6.584cm">
            <text:p/>
          </draw:line>
        </draw:g>
        <draw:g draw:id="id5">
          <draw:glue-point draw:id="4" svg:x="-4.783cm" svg:y="-3cm"/>
          <draw:glue-point draw:id="5" svg:x="-4.783cm" svg:y="-2.333cm"/>
          <draw:glue-point draw:id="6" svg:x="-4.783cm" svg:y="-0.999cm"/>
          <draw:glue-point draw:id="7" svg:x="-4.783cm" svg:y="-0.333cm"/>
          <draw:glue-point draw:id="8" svg:x="-4.61cm" svg:y="-2.822cm"/>
          <draw:glue-point draw:id="9" svg:x="-4.581cm" svg:y="-1.904cm"/>
          <draw:glue-point draw:id="10" svg:x="-4.61cm" svg:y="-1.098cm"/>
          <draw:glue-point draw:id="11" svg:x="-4.528cm" svg:y="-0.155cm"/>
          <draw:rect draw:style-name="gr1" draw:text-style-name="P1" draw:layer="layout" svg:width="4.763cm" svg:height="4.127cm" svg:x="9.22cm" svg:y="9.824cm">
            <text:p/>
          </draw:rect>
          <draw:frame draw:style-name="gr2" draw:text-style-name="P2" draw:layer="layout" svg:width="4.511cm" svg:height="0.742cm" svg:x="9.228cm" svg:y="9.189cm">
            <draw:text-box>
              <text:p><text:span text:style-name="T1">PfkBackupFilePieceData </text:span></text:p>
            </draw:text-box>
          </draw:frame>
          <draw:frame draw:style-name="gr2" draw:text-style-name="P2" draw:layer="layout" svg:width="4.219cm" svg:height="0.742cm" svg:x="9.228cm" svg:y="9.824cm">
            <draw:text-box>
              <text:p><text:span text:style-name="T1">uint32 backup_number</text:span></text:p>
            </draw:text-box>
          </draw:frame>
          <draw:frame draw:style-name="gr2" draw:text-style-name="P2" draw:layer="layout" svg:width="3.939cm" svg:height="0.742cm" svg:x="9.22cm" svg:y="10.64cm">
            <draw:text-box>
              <text:p><text:span text:style-name="T1">uint32 piece_number</text:span></text:p>
            </draw:text-box>
          </draw:frame>
          <draw:frame draw:style-name="gr2" draw:text-style-name="P2" draw:layer="layout" svg:width="4.867cm" svg:height="0.742cm" svg:x="9.203cm" svg:y="12.599cm">
            <draw:text-box>
              <text:p><text:span text:style-name="T1">uint16 uncompressed_size </text:span></text:p>
            </draw:text-box>
          </draw:frame>
          <draw:frame draw:style-name="gr2" draw:text-style-name="P2" draw:layer="layout" svg:width="4.223cm" svg:height="0.742cm" svg:x="9.235cm" svg:y="13.069cm">
            <draw:text-box>
              <text:p><text:span text:style-name="T1">FB_AUID_t data_fbn </text:span></text:p>
            </draw:text-box>
          </draw:frame>
          <draw:frame draw:style-name="gr2" draw:text-style-name="P2" draw:layer="layout" svg:width="3.656cm" svg:height="0.742cm" svg:x="9.238cm" svg:y="10.252cm">
            <draw:text-box>
              <text:p><text:span text:style-name="T1">uint32 file_number</text:span></text:p>
            </draw:text-box>
          </draw:frame>
          <draw:frame draw:style-name="gr2" draw:text-style-name="P2" draw:layer="layout" svg:width="3.715cm" svg:height="0.742cm" svg:x="9.229cm" svg:y="11.105cm">
            <draw:text-box>
              <text:p><text:span text:style-name="T1">uchar md5hash[16] </text:span></text:p>
            </draw:text-box>
          </draw:frame>
          <draw:line draw:style-name="gr1" draw:text-style-name="P1" draw:layer="layout" svg:x1="9.22cm" svg:y1="11.794cm" svg:x2="13.983cm" svg:y2="11.794cm">
            <text:p/>
          </draw:line>
          <draw:frame draw:style-name="gr2" draw:text-style-name="P2" draw:layer="layout" svg:width="3.211cm" svg:height="0.742cm" svg:x="9.235cm" svg:y="11.701cm">
            <draw:text-box>
              <text:p><text:span text:style-name="T1">uint32 refcount </text:span></text:p>
            </draw:text-box>
          </draw:frame>
          <draw:frame draw:style-name="gr2" draw:text-style-name="P2" draw:layer="layout" svg:width="4.503cm" svg:height="0.742cm" svg:x="9.235cm" svg:y="12.153cm">
            <draw:text-box>
              <text:p><text:span text:style-name="T1">uint16 compressed_size </text:span></text:p>
            </draw:text-box>
          </draw:frame>
        </draw:g>
        <draw:connector draw:style-name="gr11" draw:text-style-name="P1" draw:layer="layout" draw:type="curve" svg:x1="4.867cm" svg:y1="6.402cm" svg:x2="5.444cm" svg:y2="8.303cm" draw:start-shape="id1" draw:start-glue-point="5" draw:end-shape="id2" draw:end-glue-point="4" svg:d="m4867 6402c1804 0 1516 1901 577 1901">
          <text:p/>
        </draw:connector>
        <draw:connector draw:style-name="gr11" draw:text-style-name="P1" draw:layer="layout" draw:type="curve" draw:line-skew="1.267cm" svg:x1="4.867cm" svg:y1="6.402cm" svg:x2="5.444cm" svg:y2="13.701cm" draw:start-shape="id1" draw:start-glue-point="5" draw:end-shape="id3" draw:end-glue-point="4" svg:d="m4867 6402c3517 0 3229 7299 577 7299">
          <text:p/>
        </draw:connector>
        <draw:connector draw:style-name="gr11" draw:text-style-name="P1" draw:layer="layout" draw:type="curve" draw:line-skew="0.449cm" svg:x1="4.576cm" svg:y1="10.173cm" svg:x2="4.801cm" svg:y2="14.223cm" draw:start-shape="id2" draw:start-glue-point="5" draw:end-shape="id3" draw:end-glue-point="7" svg:d="m4576 10173c2914 0 2802 4050 225 4050">
          <text:p/>
        </draw:connector>
        <draw:connector draw:style-name="gr11" draw:text-style-name="P1" draw:layer="layout" draw:type="curve" svg:x1="4.576cm" svg:y1="10.173cm" svg:x2="9.46cm" svg:y2="5.955cm" draw:start-shape="id2" draw:start-glue-point="5" draw:end-shape="id4" draw:end-glue-point="7" svg:d="m4576 10173c4215 0 1773-4218 4884-4218">
          <text:p/>
        </draw:connector>
        <draw:connector draw:style-name="gr11" draw:text-style-name="P1" draw:layer="layout" draw:type="curve" svg:x1="4.867cm" svg:y1="6.402cm" svg:x2="9.433cm" svg:y2="5.478cm" draw:start-shape="id1" draw:start-glue-point="5" draw:end-shape="id4" draw:end-glue-point="8" svg:d="m4867 6402c3447 0 1164-924 4566-924">
          <text:p/>
        </draw:connector>
        <draw:connector draw:style-name="gr11" draw:text-style-name="P1" draw:layer="layout" draw:type="curve" draw:line-skew="0.438cm" svg:x1="4.867cm" svg:y1="6.402cm" svg:x2="9.393cm" svg:y2="10.227cm" draw:start-shape="id1" draw:start-glue-point="5" draw:end-shape="id5" draw:end-glue-point="8" svg:d="m4867 6402c4104 0 1841 3825 4526 3825">
          <text:p/>
        </draw:connector>
        <draw:connector draw:style-name="gr11" draw:text-style-name="P1" draw:layer="layout" draw:type="curve" svg:x1="4.576cm" svg:y1="10.173cm" svg:x2="9.407cm" svg:y2="10.664cm" draw:start-shape="id2" draw:start-glue-point="5" draw:end-shape="id5" draw:end-glue-point="9" svg:d="m4576 10173c4216 0 1801 491 4831 491">
          <text:p/>
        </draw:connector>
        <draw:connector draw:style-name="gr12" draw:text-style-name="P1" draw:layer="layout" draw:type="curve" draw:line-skew="-0.466cm" svg:x1="9.42cm" svg:y1="6.338cm" svg:x2="9.393cm" svg:y2="11.048cm" draw:start-shape="id4" draw:start-glue-point="9" draw:end-shape="id5" draw:end-glue-point="10" svg:d="m9420 6338c-1776 0-1762 4710-27 4710">
          <text:p/>
        </draw:connector>
        <draw:connector draw:style-name="gr12" draw:text-style-name="P1" draw:layer="layout" draw:type="curve" draw:line-skew="0cm -1.177cm" svg:x1="9.724cm" svg:y1="7.289cm" svg:x2="4.946cm" svg:y2="11.813cm" draw:start-shape="id4" draw:start-glue-point="10" draw:end-shape="id2" draw:end-glue-point="6" svg:d="m9724 7289c-3507 0-2922 2232-3240 3341s-1538 1093-1538 1183">
          <text:p/>
        </draw:connector>
        <draw:connector draw:style-name="gr12" draw:text-style-name="P1" draw:layer="layout" draw:type="curve" draw:line-skew="-0.482cm" svg:x1="9.711cm" svg:y1="7.778cm" svg:x2="9.433cm" svg:y2="11.497cm" draw:start-shape="id4" draw:start-glue-point="11" draw:end-shape="id5" draw:end-glue-point="11" svg:d="m9711 7778c-2236 0-2097 3719-278 37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562cm" fo:margin-bottom="8.407cm" fo:margin-left="1cm" fo:margin-right="3.0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hil Knaack</meta:initial-creator>
    <meta:creation-date>2009-01-04T18:04:53.67</meta:creation-date>
    <dc:date>2009-01-04T18:47:07.90</dc:date>
    <dc:creator>Phil Knaack</dc:creator>
    <meta:editing-duration>PT00H06M12S</meta:editing-duration>
    <meta:editing-cycles>4</meta:editing-cycles>
    <meta:generator>OpenOffice.org/3.0$Win32 OpenOffice.org_project/300m9$Build-9358</meta:generator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